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35cm" draw:marker-end-width="0.35cm" draw:fill="solid" draw:fill-color="#cccccc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font-family="Optima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Optima" style:font-pitch="variable"/>
    </style:style>
    <style:style style:name="T1" style:family="text">
      <style:text-properties fo:font-family="Optima" style:font-pitch="variable"/>
    </style:style>
    <style:style style:name="T2" style:family="text">
      <style:text-properties fo:font-family="Optima" style:font-pitch="variable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family="Optima" style:font-pitch="variable" fo:font-size="16pt" style:font-size-asian="16pt" style:font-size-complex="16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><text:span text:style-name="T1">Calendar Items for Simulation II</text:span></text:p>
          </draw:text-box>
        </draw:frame>
        <draw:rect draw:style-name="gr1" draw:text-style-name="P3" draw:layer="layout" svg:width="8cm" svg:height="7cm" svg:x="1.5cm" svg:y="7cm">
          <text:p text:style-name="P2"><text:span text:style-name="T2">Work Period 1</text:span></text:p>
          <text:p text:style-name="P2"><text:span text:style-name="T3"/></text:p>
          <text:p text:style-name="P2"><text:span text:style-name="T3">0:02-04 Training for TM1</text:span></text:p>
          <text:p text:style-name="P2"><text:span text:style-name="T3"/></text:p>
          <text:p text:style-name="P2"><text:span text:style-name="T3">0:03-05 Doctor appt. for TM2</text:span></text:p>
        </draw:rect>
        <draw:rect draw:style-name="gr1" draw:text-style-name="P2" draw:layer="layout" svg:width="8cm" svg:height="7cm" svg:x="10cm" svg:y="7cm">
          <text:p text:style-name="P2"><text:span text:style-name="T2">Work Period 3</text:span></text:p>
          <text:p text:style-name="P2"><text:span text:style-name="T4"/></text:p>
          <text:p text:style-name="P2"><text:span text:style-name="T3">0:00-05 Family event for TM3</text:span></text:p>
          <text:p text:style-name="P2"><text:span text:style-name="T3"/></text:p>
          <text:p text:style-name="P2"><text:span text:style-name="T3"/></text:p>
        </draw:rect>
        <draw:rect draw:style-name="gr1" draw:text-style-name="P2" draw:layer="layout" svg:width="8cm" svg:height="7cm" svg:x="18.5cm" svg:y="7cm">
          <text:p text:style-name="P2"><text:span text:style-name="T2">Work Period 4</text:span></text:p>
          <text:p text:style-name="P2"><text:span text:style-name="T3"/></text:p>
          <text:p text:style-name="P2"><text:span text:style-name="T3">0:02-05 Meeting with</text:span></text:p>
          <text:p text:style-name="P2"><text:span text:style-name="T3">Prospective client for TM4</text:span></text:p>
          <text:p text:style-name="P2"><text:span text:style-name="T3"/></text:p>
        </draw:rect>
        <draw:frame draw:style-name="gr2" draw:text-style-name="P1" draw:layer="layout" svg:width="16.69cm" svg:height="1.759cm" svg:x="2.139cm" svg:y="18cm">
          <draw:text-box>
            <text:p><text:span text:style-name="T1">*times are in minutes into the Work Period</text:span></text:p>
            <text:p><text:span text:style-name="T1">– </text:span><text:span text:style-name="T1">0:02 means two minutes after the start of the Work Perio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22T14:26:34</meta:creation-date>
    <meta:editing-duration>PT00H14M03S</meta:editing-duration>
    <meta:editing-cycles>3</meta:editing-cycles>
    <dc:date>2010-03-12T13:01:39</dc:date>
    <meta:generator>OpenOffice.org/3.1$Unix OpenOffice.org_project/310m19$Build-9420</meta:generator>
    <meta:document-statistic meta:object-count="28"/>
  </office:meta>
</office:document-meta>
</file>